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12cm" fo:line-height="114%" fo:text-align="center" style:justify-single-word="false" fo:padding="0cm" fo:border="none"/>
      <style:text-properties style:font-name="Google Sans Text1" fo:font-weight="normal" style:font-weight-asian="normal" style:font-weight-complex="normal"/>
    </style:style>
    <style:style style:name="P2" style:family="paragraph" style:parent-style-name="Heading_20_1">
      <style:paragraph-properties fo:margin-top="0cm" fo:margin-bottom="0.212cm" fo:line-height="114%" fo:text-align="center" style:justify-single-word="false"/>
      <style:text-properties style:font-name="Google Sans Text1" fo:font-size="24pt" fo:font-weight="normal" style:font-size-asian="24pt" style:font-weight-asian="normal" style:font-size-complex="2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Klartext</text:h>
      <text:p text:style-name="P1">Dieser Track ist ‘ne Klarstellung,<text:line-break/>Keine Mahnungen und kein Appell.<text:line-break/>Das ist die Darstellung<text:line-break/>Meiner Sicht der Dinge auf der Welt.<text:line-break/>Ich spuck’ auf’s Geld...<text:line-break/></text:p>
      <text:p text:style-name="P1">Zudem auf die gesamten Meinungen<text:line-break/>Jener, die nicht begreifen, was das hier für miese Zeiten sind.<text:line-break/>Beleidigend...<text:line-break/></text:p>
      <text:p text:style-name="P1">Was Vater Staat sein Eigen nennt<text:line-break/>Vom Lohn, die hart arbeiten<text:line-break/>(Mittelschicht mit Frau und Kind).<text:line-break/>Ich mach’ das Ding...<text:line-break/></text:p>
      <text:p text:style-name="P1">Für mich und diejenigen, die in dieser Umgebung den<text:line-break/>Platz nicht finden und anders sind.<text:line-break/>Klartext...<text:line-break/>Alle denken es<text:line-break/>Und ich sag’ es.<text:line-break/></text:p>
      <text:p text:style-name="P1">Spitte aus tiefster Seele, denn<text:line-break/>Jeder Geringverdiener kennt’s:<text:line-break/>Krisen zu überwinden, wenn<text:line-break/>Existenzen zugrunde geh’n.<text:line-break/>Das ist das Überleben.<text:line-break/></text:p>
      <text:p text:style-name="P1">Kannst du es sehen?<text:line-break/></text:p>
      <text:p text:style-name="P1">Sie ham’ nie gefragt, ob du dir all das hier geben willst.<text:line-break/>Doch jeder hier</text:p>
      <text:p text:style-name="P1"><text:s/>hat ‘ne Bestimmung, für die er existiert.<text:line-break/>Folge deinen eigenen Zielen,</text:p>
      <text:p text:style-name="P1"><text:s/>auch wenn du mal verlierst.<text:line-break/>Denn keiner hat gesagt, dass es </text:p>
      <text:p text:style-name="P1">easy wird.<text:line-break/></text:p>
      <text:p text:style-name="P1">Keiner will...</text:p>
      <text:p text:style-name="P1">Diese Problematiken sehen,<text:line-break/><text:soft-page-break/>Wie systematische...<text:line-break/>Kündigungen durch Unternehmen.<text:line-break/>Kann’s versteh’n...<text:line-break/></text:p>
      <text:p text:style-name="P1">Wenn Arbeitsuchende minderwertige Jobs ablehn’<text:line-break/>Bei den Arbeitsbedingungen </text:p>
      <text:p text:style-name="P1">druckausübend wie Blähungen.<text:line-break/></text:p>
      <text:p text:style-name="P1">Abgesehen... davon,<text:line-break/>Dass täglich steigende Forderungen<text:line-break/>Nicht geförderter Leistungen<text:line-break/>Dazu führen, die eigenen...<text:line-break/></text:p>
      <text:p text:style-name="P1">Wertschätzungen einzudämmen.<text:line-break/>Werden Abteilungsleitungen<text:line-break/>Darauf getrimmt, Verhalten von<text:line-break/>Angestellten zu peinigen.<text:line-break/></text:p>
      <text:p text:style-name="P1">Was geht...<text:line-break/>Mit dieser Generation?<text:line-break/>Das ist ‘ne Hassliebe...<text:line-break/>Kurz vor der Eskalation.<text:line-break/>Versteht es bitte nicht falsch.<text:line-break/></text:p>
      <text:p text:style-name="P1">Hab’ nichts übrig für überheblichen,<text:line-break/>Über-politischen Scheiß.<text:line-break/></text:p>
      <text:p text:style-name="P1">Meine Weste ist wie bei allen nicht weiß.<text:line-break/>Doch ich weiß...<text:line-break/></text:p>
      <text:p text:style-name="P1">Meine Rhymes...<text:line-break/>Gleiten geschmeidig<text:line-break/>Wie Kufen auf glattem Eis-<text:line-break/></text:p>
      <text:p text:style-name="P1">Schichten. Heute berichten<text:line-break/>Sie von wirtschaftlichen </text:p>
      <text:p text:style-name="P1">Ein-</text:p>
      <text:p text:style-name="P1"/>
      <text:p text:style-name="P1">brüchen.</text:p>
      <text:p text:style-name="P1">Morgen dann von gendergerechter </text:p>
      <text:p text:style-name="P1">Hirnschädigung in Zeitschriften.<text:line-break/><text:soft-page-break/></text:p>
      <text:p text:style-name="P1">Sie ham’ nie gefragt, ob du dir all das hier geben willst.<text:line-break/>Doch jeder hier</text:p>
      <text:p text:style-name="P1"><text:s/>hat ‘ne Bestimmung, für die er existiert.<text:line-break/>Folge deinen eigenen Zielen,</text:p>
      <text:p text:style-name="P1"><text:s/>auch wenn du mal verlierst.<text:line-break/>Denn keiner hat gesagt, dass es </text:p>
      <text:p text:style-name="P1">easy wird.<text:line-break/></text:p>
      <text:p text:style-name="P1">Das ist der immer wiederkehrende,<text:line-break/>Ewig währende Lebenskampf.<text:line-break/>Hetzerei-geplagter Gesichter siehst du am Wegesrand...<text:line-break/>Stress toxisch wie<text:line-break/>Eingeatmeter Schwefeldampf,<text:line-break/>Verursacht durch beschwerte,<text:line-break/>Aufzehrende Lebensarten.<text:line-break/></text:p>
      <text:p text:style-name="P1">Heutzutage nicht nur das Einzige, was hier<text:line-break/>Am Arsch ist.<text:line-break/>Wie Haarspliss gespaltene Gesellschaften<text:line-break/>Ohne moralischer Basis.<text:line-break/>Andersartig, falsch und ab-artig.<text:line-break/>Frag’ mich schon gar nicht mehr, was eigentlich noch normal ist.<text:line-break/></text:p>
      <text:p text:style-name="P1">Ficken oder gefickter sein.<text:line-break/>Hinterfotzige Absichten.<text:line-break/>Stechen dir in den Rücken mit<text:line-break/>Guerillakampf-Taktiken.<text:line-break/></text:p>
      <text:p text:style-name="P1">Verbergen ihr wahres Ich...<text:line-break/></text:p>
      <text:p text:style-name="P1">Und lügen dir ins Gesicht...<text:line-break/></text:p>
      <text:p text:style-name="P1">Und tun danach auf heile Welt, als wär’s nichts...<text:line-break/></text:p>
      <text:p text:style-name="P1">Enthülle diese dreckigen Zecken<text:line-break/>Mit einzigartigen Texten,<text:line-break/>Von denen sie dachten, sie hätten<text:line-break/>Sich hinter Hecken verstecken<text:line-break/>Können und steck’ sie in Säcke,<text:line-break/>Bis meine Bars ihnen das Letzte geben<text:line-break/>Und Karma den Rest beheb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8T02:23:01.10</meta:creation-date>
    <dc:date>2025-11-08T02:46:44.85</dc:date>
    <meta:editing-duration>PT7M57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3" meta:paragraph-count="37" meta:word-count="416" meta:character-count="2860"/>
  </office:meta>
</office:document-meta>
</file>